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Fuentedepárrafopredeter." style:family="text">
      <style:text-properties fo:language="es" fo:country="ES"/>
    </style:style>
    <style:style style:name="P3" style:parent-style-name="Normal" style:family="paragraph">
      <style:text-properties fo:language="es" fo:country="ES"/>
    </style:style>
    <style:style style:name="T4" style:parent-style-name="Fuentedepárrafopredeter." style:family="text">
      <style:text-properties fo:language="es" fo:country="ES"/>
    </style:style>
    <style:style style:name="T5" style:parent-style-name="Fuentedepárrafopredeter." style:family="text">
      <style:text-properties fo:language="es" fo:country="ES"/>
    </style:style>
    <style:style style:name="T6" style:parent-style-name="Fuentedepárrafopredeter." style:family="text">
      <style:text-properties fo:language="es" fo:country="ES"/>
    </style:style>
    <style:style style:name="T7" style:parent-style-name="Fuentedepárrafopredeter." style:family="text">
      <style:text-properties fo:language="es" fo:country="ES"/>
    </style:style>
    <style:style style:name="T8" style:parent-style-name="Fuentedepárrafopredeter." style:family="text">
      <style:text-properties fo:color="#FF0000" fo:background-color="#FFFF00"/>
    </style:style>
    <style:style style:name="T9" style:parent-style-name="Fuentedepárrafopredeter." style:family="text">
      <style:text-properties fo:color="#FF0000" fo:background-color="#FFFF00"/>
    </style:style>
    <style:style style:name="T10" style:parent-style-name="Fuentedepárrafopredeter." style:family="text">
      <style:text-properties fo:language="es" fo:country="ES"/>
    </style:style>
    <style:style style:name="T11" style:parent-style-name="Fuentedepárrafopredeter." style:family="text">
      <style:text-properties fo:language="es" fo:country="ES"/>
    </style:style>
    <style:style style:name="T12" style:parent-style-name="Fuentedepárrafopredeter." style:family="text">
      <style:text-properties fo:background-color="#FFFF00"/>
    </style:style>
    <style:style style:name="T13" style:parent-style-name="Fuentedepárrafopredeter." style:family="text">
      <style:text-properties fo:background-color="#FFFF00"/>
    </style:style>
    <style:style style:name="T14" style:parent-style-name="Fuentedepárrafopredeter." style:family="text">
      <style:text-properties fo:background-color="#FFFF00"/>
    </style:style>
    <style:style style:name="T15" style:parent-style-name="Fuentedepárrafopredeter." style:family="text">
      <style:text-properties fo:background-color="#FFFF00"/>
    </style:style>
    <style:style style:name="P16" style:parent-style-name="Normal" style:family="paragraph">
      <style:text-properties fo:language="es" fo:country="ES"/>
    </style:style>
    <style:style style:name="P17" style:parent-style-name="Normal" style:family="paragraph">
      <style:text-properties fo:language="es" fo:country="ES"/>
    </style:style>
    <style:style style:name="P18" style:parent-style-name="Normal" style:family="paragraph">
      <style:text-properties fo:language="es" fo:country="ES"/>
    </style:style>
    <style:style style:name="P19" style:parent-style-name="Normal" style:family="paragraph">
      <style:text-properties fo:language="es" fo:country="ES"/>
    </style:style>
    <style:style style:name="P20" style:parent-style-name="Normal" style:family="paragraph">
      <style:text-properties fo:language="es" fo:country="ES"/>
    </style:style>
    <style:style style:name="P21" style:parent-style-name="Normal" style:family="paragraph">
      <style:text-properties fo:language="es" fo:country="ES"/>
    </style:style>
  </office:automatic-styles>
  <office:body>
    <office:text text:use-soft-page-breaks="true">
      <text:p text:style-name="P1">\chapter{Rainbow Solar Cells}\label{ch:6 Rainbow Solar Cells}</text:p>
      <text:p text:style-name="Normal"/>
      <text:p text:style-name="Normal">Abstract</text:p>
      <text:p text:style-name="Normal"/>
      <text:p text:style-name="Normal"/>
      <text:p text:style-name="Normal">\section{Introduction}\label{ch:6 Rainbow Solar Cells: Introduction}</text:p>
      <text:p text:style-name="Normal"/>
      <text:p text:style-name="Normal">The efficiency of a photovoltaic solar cell is broadly defined as the energy ratio between light input and the electrical output. Several fundamental factors prevent this conversion efficiency ratio from being close to 100\%. Taking into account all these factors, Shockley and Queisser performed a thorough study to obtain the theoretical maximum conversion efficiency for a solar cell as a function of the band gap of the semiconducting material.</text:p>
      <text:p text:style-name="Normal"/>
      <text:p text:style-name="Normal">To do so they assumed an ideal solar cell with a single cutoff frequency $\nu_g$, consisting on a semiconductor p-n junction at 0K with only radiative losses, illuminated by a black-body at 6000K. This ideal p-n junction absorbs all photons with an energy higher than the band gap of the semiconductor, while photons below that energy are unaffected by the junction. All absorbed photons have the same charge contribution, meaning that for each photon there is one exciton with $E=qE_g$, since carrier extra energy provided by high energy photons is lost through charge relaxation down to the lowest energy level available, in a process known as thermalization.</text:p>
      <text:p text:style-name="Normal"/>
      <text:p text:style-name="Normal">\begin{figure}</text:p>
      <text:p text:style-name="Normal">\centering</text:p>
      <text:p text:style-name="Normal"><text:s text:c="2"/>\includegraphics[width=12cm]{6 Rainbow Solar Cells/Figures and Tables/Thermalization losses.pdf}</text:p>
      <text:p text:style-name="Normal"><text:s text:c="2"/>\caption{Light absorption and subsequent exciton generation within a semiconducting junction. Photons with an energy lower than E\textsubscript{g} $h\nu_1$ do not have enough energy to promote an electron to the valence band, they do not get absorbed. Photons with an energy higher than E\textsubscript{g} will promote an electron higher into the conduction band that will loose this excess energy to lattice vibrations (thermalization losses).}</text:p>
      <text:p text:style-name="Normal"><text:s text:c="2"/>\label{fig:6:Thermalization Losses}</text:p>
      <text:p text:style-name="Normal">\end{figure}</text:p>
      <text:p text:style-name="Normal"/>
      <text:p text:style-name="Normal"/>
      <text:p text:style-name="Normal">Because of thermalization losses, the maximum electrical potential any charge carrier can have is directly determined by the band gap of the photoactive material. On the other hand, the maximum attainable current is determined by the amount of absorbed photons, which assuming unity quantum yield, is equal to the number of generated excitons.</text:p>
      <text:p text:style-name="Normal"/>
      <text:p text:style-name="Normal">Intuitively, a solar cell with a higher band gap is desirable to reduce thermalization losses. However, since photons below the band gap are not absorbed, a higher band gap solar cell would discard a higher portion of light. On the other hand, a really low band gap solar cell would absorb a higher amount of photons. Nonetheless, high energy photons would create hot carriers that would lose most of their energy through charge thermalization. This compromise between maximum charge carrier potential and charge carrier number is ultimately translated into a compromise between the Voc and the Jsc, which can be easily seen in figure (x).</text:p>
      <text:p text:style-name="Normal"/>
      <text:p text:style-name="Normal">% Figura thermalization losses</text:p>
      <text:p text:style-name="Normal"/>
      <text:p text:style-name="Normal">By assuming no series resistance and infinite shunt resistance, Shockley and Queisser calculated the efficiency vs the band gap of the photoactive material by using the diode equation to find the maximum power point. The resulting graph, which is commonly referred to as the Shockley and Queisser limit, takes into account the two main energy loss mechanisms, below band gap unabsorbed photons and thermalization losses, as well as the minor radiative losses, to express the maximum attainable efficiency for every possible band gap energy. The maximum point of this graph is located around 33\% for a gap of 1.1~ev, where, above this energy, a higher Voc cannot compensate for the lower amount of absorbed photons, while below 1.1~eV, since the amount of photons of the solar spectrum decreases, they cannot compensate the losses in Voc. Even if below band gap absorption losses are the easiest to see at these band gap energies, accounting for a x\% of losses in this solar cell, thermalization losses play a more important role, being a x\% of all the losses.<text:s/></text:p>
      <text:p text:style-name="Normal"/>
      <text:p text:style-name="Normal">\begin{figure}</text:p>
      <text:p text:style-name="Normal">\centering</text:p>
      <text:p text:style-name="Normal"><text:s text:c="2"/>\includegraphics[width=8cm]{6 Rainbow Solar Cells/Figures and Tables/Merged Solar and shockley.pdf}</text:p>
      <text:p text:style-name="Normal"><text:s text:c="2"/>\caption{}% Maximum efficiency for single junction cell Shockley and Queisser limit, taking into account non absorbed losses and thermalization losses</text:p>
      <text:p text:style-name="Normal"><text:s text:c="2"/>\label{fig:6:Shockley and Queisser limit}</text:p>
      <text:p text:style-name="Normal">\end{figure}</text:p>
      <text:p text:style-name="Normal"/>
      <text:p text:style-name="Normal">This inherent limitation of single junction solar cells gave rise to multi-junction solar cells, or tandem solar cells, which having more than one junction, can surpass the Shockley and Queisser limit. The most common implementation of tandem solar cells are the vertical stack tandem configuration (figure x). In this configuration the top solar cells absorb shorter wavelength light, while below band gap energy unabsorbed photons go through to the next sub-cells, which subsequently absorb the highest energy photons of the remaining portion of the spectrum (figure x). With this clever configuration the efficiency of solar cells can be boosted significantly, by reducing both<text:s/><text:soft-page-break/>thermalization losses, with higher band gaps absorbing higher energy photons, while at the same time decreasing the number of unabsorbed photons, with lower band gaps absorbing lower energy photons, having a wide complementary absorption spectrum.</text:p>
      <text:p text:style-name="Normal"/>
      <text:p text:style-name="Normal">\begin{figure}</text:p>
      <text:p text:style-name="Normal">\centering</text:p>
      <text:p text:style-name="Normal"><text:s text:c="2"/>\includegraphics[width=8cm]{6 Rainbow Solar Cells/Figures and Tables/Perfect Tandem.pdf}</text:p>
      <text:p text:style-name="Normal"><text:s text:c="2"/>\caption{}% Figura multiple junction solar cell band gaps amb la llum being absorbed at lower and lower bgaps</text:p>
      <text:p text:style-name="Normal"><text:s text:c="2"/>\label{fig:6:Multi junction Bgap}</text:p>
      <text:p text:style-name="Normal">\end{figure}</text:p>
      <text:p text:style-name="Normal"/>
      <text:p text:style-name="Normal"/>
      <text:p text:style-name="Normal">Further studies on the thermodynamical limitations of such systems, which considered an increasing amount of junctions, concluded that the maximum attainable efficiency with an infinite number of junctions is 68\% without solar concentration and 86\% efficiency with concentration. Having a significantly higher efficiency limit than single junction solar cells has been the main driving factor in tandem solar cell development, which in inorganic materials has reached an x\% efficiency without solar concentration and a y\% efficiency with concentration.<text:s/></text:p>
      <text:p text:style-name="Normal"/>
      <text:p text:style-name="Normal">\begin{figure}</text:p>
      <text:p text:style-name="Normal">\centering</text:p>
      <text:p text:style-name="Normal"><text:s text:c="2"/>\includegraphics[width=8cm]{6 Rainbow Solar Cells/Figures and Tables/Multijunction Efficiency.pdf}</text:p>
      <text:p text:style-name="Normal"><text:s text:c="2"/>\caption{}% Figure in depth vertical tandem stack combined with thermodynamical limitations infinite junctions.</text:p>
      <text:p text:style-name="Normal"><text:s text:c="2"/>\label{fig:6:Vertical Tandem}</text:p>
      <text:p text:style-name="Normal">\end{figure}</text:p>
      <text:p text:style-name="Normal"/>
      <text:p text:style-name="Normal"/>
      <text:p text:style-name="Normal">These efficiencies are still high when compared to those of commercial scale tandem solar cell modules, which lie much closer to x\%. This disparity is related to the high manufacturing cost derived from general fabrication difficulties in tandem solar cells. These difficulties are particularly apparent in vertical stack solar cells, where each sub-cell needs to be deposited sequentially on top of the previous one, while matching their crystalline structures and fine tuning their thicknesses to adjust the current of each individual sub-cell. The latter drawback can be somewhat mitigated by using an n terminal configuration, where each sub-cell is electrically independent. However, the<text:s/><text:soft-page-break/>addition of current collection semitransparent electrodes usually compromises device transparency, diminishing the efficiency of the lower sub-cells.</text:p>
      <text:p text:style-name="Normal"/>
      <text:p text:style-name="Normal">On top of that, in inorganic tandem structures, the expensive fabrication techniques needed to manufacture epitaxial stacks, such as MBE (buscar si es veritat), are not easily scalable to produce large area solar cells, where the cost far outweighs higher efficiencies of this architecture. Currently, in the field of inorganic tandem photovoltaics, the only viable option that is being explored commercially is concentrated photovoltaics. This approach is based on using optical elements that concentrate sunlight on a small spot, where the tandem solar cell is located, efficiently converting a large amount of light with a small photoactive area. Nevertheless, since these systems require active cooling, to prevent the cell from melting, and solar tracking, to maintain the concentrated spot over the active area, concentrated tandem solar cells have not been widely adopted yet, aside from some pilot projects in china, because they still cannot compete with lower efficiency, lower cost alternatives.<text:s/></text:p>
      <text:p text:style-name="Normal"/>
      <text:p text:style-name="Normal">Such vertical tandem architectures, however, are not exclusive to the world of inorganic materials. In recent years, scientist have been putting a lot of effort into high efficiency, hybrid perovskite silicon tandem solar cells, with reported efficiencies of up to x\%. The main drawback is that, being so fundamentally different, the merging of these two technologies in one seamless manufacturing process is still challenging. Combining that with the led content of perovskites, keeps this specific tandem architecture still far from widespread adoption.</text:p>
      <text:p text:style-name="Normal"/>
      <text:p text:style-name="Normal">The world of vertical tandem OPV has been lagging behind when compared to other tandem technologies, being constantly hand in hand with state-of-the-art single junction organic solar cells, and never surpassing the Shockley Queisser limit of a single junction device. These unexpectedly low efficiencies are a direct result of the difficulties related to multi-layer solution processing. Subsequent layer deposition from solution requires the use of different strategies, such as orthogonal solvents, to prevent layer cross contamination and morphology alteration. Besides, even when successfully implemented, multi-layer solution deposition is prone to defect accumulation, which can result in reduced optical transparency for each layer added to the stack, ultimately hindering the solar cell performance. On top of all that, vertical stack tandem devices usually need to be current matched by finely controlling the thickness of each of the layers, which is challenging when working with solution processing techniques, especially those scalable such as slot die coating.<text:s/><text:span text:style-name="T2">%(Buscar literatura de n terminal i posar una frase de que els n terminal en organics no funcionen)</text:span></text:p>
      <text:p text:style-name="P3"/>
      <text:p text:style-name="Normal">In order to overcome these limitations, different alternative tandem configurations have been proposed, such as (posar altres alternatives) and beam splitting. The latter consists on spectrally separating the solar spectrum, with various optical elements, into different colour beams that are redirected to each of the sub cells within a tandem configuration. This approach has been proven in various systems, such as the previously mentioned hybrid silicon perovskite tandem solar cell, as well as hybrid silicon thermal absorbers and thermoelectrics (Im not sure) that convert the lower part of the spectrum into heat energy instead of photovoltaic conversion, achieving efficiencies of up to x%.</text:p>
      <text:p text:style-name="Normal"/>
      <text:p text:style-name="Normal">\begin{figure}</text:p>
      <text:p text:style-name="Normal">\centering</text:p>
      <text:p text:style-name="Normal"><text:s text:c="2"/>\includegraphics[width=8cm]{6 Rainbow Solar Cells/Figures and Tables/tandem beam splitting full examples.pdf}</text:p>
      <text:p text:style-name="Normal"><text:s text:c="2"/><text:span text:style-name="T4">\caption{}% Figura spectral splitting de perovskites, la guapa feta en pdf, i potser imitarla pero en comptes de posar perovskites posar un thermal absorber o thermoelectric.</text:span></text:p>
      <text:p text:style-name="Normal"><text:span text:style-name="T5"><text:s text:c="2"/></text:span>\label{fig:6:Spectral Splitting}</text:p>
      <text:p text:style-name="Normal">\end{figure}</text:p>
      <text:p text:style-name="Normal"/>
      <text:p text:style-name="Normal">The main disadvantage of such systems is that, as you can see in figure~ref{fig:6:Spectral Splitting}, their implementation is rather cumbersome due to the need to place each cell at 45º relative to each other, besides requiring a dichroic mirror to split the solar spectrum, which is also placed at 45º to redirect the light. For a 2 junction configuration this might not pose a big problem, but we can quickly see that scaling this system to a higher junction count is unfeasible, since the form factor becomes awkward really quickly.</text:p>
      <text:p text:style-name="Normal"/>
      <text:p text:style-name="Normal">\begin{figure}</text:p>
      <text:p text:style-name="Normal">\centering</text:p>
      <text:p text:style-name="Normal"><text:s text:c="2"/>\includegraphics[width=8cm]{6 Rainbow Solar Cells/Figures and Tables/Rainbow solid background real.pdf}</text:p>
      <text:p text:style-name="Normal"><text:s text:c="2"/>\caption{}% Figura nice RAINBOW solar cell</text:p>
      <text:p text:style-name="Normal"><text:s text:c="2"/>\label{fig:6:Rainbow Nice}</text:p>
      <text:p text:style-name="Normal">\end{figure}</text:p>
      <text:p text:style-name="Normal"/>
      <text:p text:style-name="Normal">In order to solve this limitation, in this chapter, we propose a planar beam splitting approach. This approach consists on placing an optical dispersive element above the solar cell that spatially redistributes the solar spectrum into all its composing colours. The resulting coloured light beams illuminate a horizontal stack tandem solar cell, which consists of multiple single junction solar cells deposited side by side with increasing band gaps, resulting in a rainbow of colours, hence the name RAINBOW solar cell. In this way, each sub-cell is illuminated with the optimal wavelength range, as in previously mentioned beam splitting tandem configurations, with the added benefit of being laterally disposed, avoiding the limitations of vertical stack manufacturing, such as defect accumulation and optical transparency loss, and the awkward form factor of other beam splitting techniques. Besides, this lateral distribution allows for an easy implementation of electrically independent contacts, avoiding the need for current or voltage matching.</text:p>
      <text:p text:style-name="Normal"/>
      <text:soft-page-break/>
      <text:p text:style-name="Normal">\subsection{RAINBOW Solar Cell Concept}\label{ch:6 Rainbow Solar Cells: Introduction: Rainbow Concept}</text:p>
      <text:p text:style-name="Normal"/>
      <text:p text:style-name="Normal">A RAINBOW solar cell (Redistributed Actinic to Infrared Non-uniform Beam with Offset Wavelengths solar cell) is a novel tandem solar cell architecture, which reduces thermalization and non-absorbed photon losses, by taking the entire solar spectrum (from UV to IR) and redistributing it onto a horizontally laid tandem solar cell stack. This efficiency loss reduction is achieved through the combination of a dispersive optical element, which spreads the light into its composing colours, and a solar cell module that consists of laterally disposed sub-cells with a band gap gradient. The redistributed spectrum illuminates each of the sub-cells with one specific wavelength range, which is<text:s/>spectrally<text:s/>matched to the E\textsubscript{g} of each sub cell (figure~\ref{fig:6:Rainbow Schematic}). The resulting solar cell has a slightly higher theoretical maximum efficiency than vertical stack tandem solar cells and other beam splitting approaches, while avoiding the difficulties related with their manufacturing, as well as keeping a relatively flat and scalable form factor.</text:p>
      <text:p text:style-name="Normal"/>
      <text:p text:style-name="Normal">In this chapter we will focus on the study of the lower half of a RAINBOW solar cell: the horizontal tandem distribution; leaving the study of the optical element as future work. Nevertheless, it is worth mentioning that several suitable solutions for RAINBOW spectral splitting have<text:s/>already<text:s/>been reported in the literature, such as the dispersive lens proposed by pepito et al, or the holografic solution proposed by juanito et al. (mirar paper rainbow)</text:p>
      <text:p text:style-name="Normal"/>
      <text:p text:style-name="Normal">\begin{figure}</text:p>
      <text:p text:style-name="Normal">\centering</text:p>
      <text:p text:style-name="Normal"><text:s text:c="2"/>\includegraphics[width=8cm]{6 Rainbow Solar Cells/Figures and Tables/Solar Spectrum Division simple coloring f.pdf}</text:p>
      <text:p text:style-name="Normal"><text:s text:c="2"/><text:span text:style-name="T6">\caption{}% Figura esquematica de una rainbow, no maca sino esquematica amb les EQE ficticies de cada solar cell superposades a els espectres de iluminació rainbow.</text:span></text:p>
      <text:p text:style-name="Normal"><text:span text:style-name="T7"><text:s text:c="2"/></text:span>\label{fig:6:Rainbow Schematic}</text:p>
      <text:p text:style-name="Normal">\end{figure}</text:p>
      <text:p text:style-name="Normal"/>
      <text:p text:style-name="Normal"><text:s/>The concept of a horizontal tandem distribution poses several advantages when compared to<text:s/>other multijunction solar cell alternatives. The first is the manufacturing simplicity of<text:s/>this particular<text:s/>tandem structure, which, by being horizontally laid, can be manufactured monolithically, keeping a flat form factor that is easily stackable without the need for<text:s/>complicated<text:s/>assembly on deployment, contrary to other beam splitting approaches. Another big advantage is that, since the layers can be deposited simultaneously, being on different parts of the substrate, the<text:s/>time consumption of the<text:s/>manufacturing process does not scale up quickly with the number of junctions, as opposite to vertical stack tandem. Besides, since<text:s/>all the different<text:s/>layers are all deposited onto<text:s/>the same pristine<text:s/>substrate, there is no defect accumulation or loss of transparency in the case of<text:s/>solution processed<text:s/>solar cells,<text:s/>resulting in lower<text:s/>overall losses.</text:p>
      <text:p text:style-name="Normal"/>
      <text:p text:style-name="Normal">The lateral deposition nature of this tandem configuration<text:s/>is particularly suitable for<text:s/>solution processable PV,<text:s/>being highly compatible with<text:s/>techniques such as slot die coating, which<text:s/>are easily scalable, and<text:s/>have already been<text:s/>thoroughly studied<text:s/>and commercially applied.<text:s/>(citar brabec i slot dies de por ahí, mirar si commercially existeix<text:s/>I dir que esta well developed).<text:s/>We want to stress, however,<text:s/>that<text:s/>the main strength of<text:s/>this configuration,<text:s/>is the spectral match between the incoming light and the<text:s/>EQE of each sub-cell.<text:s/>This match guarantees that<text:s/>each of the<text:s/>sub-cells is operating under optimal<text:s/>spectral<text:s/>illumination conditions, greatly reducing thermalization and absorption losses.<text:s/></text:p>
      <text:p text:style-name="Normal"/>
      <text:p text:style-name="Normal">\begin{figure}</text:p>
      <text:p text:style-name="Normal">\centering</text:p>
      <text:p text:style-name="Normal"><text:s text:c="2"/>\includegraphics[width=8cm]{6 Rainbow Solar Cells/Figures and Tables/Slot die coating.pdf}</text:p>
      <text:p text:style-name="Normal"><text:s text:c="2"/>\caption{}% Figura de lateral multideposition amb coloraines i que sigui placentera com quan fan pintura i coses així</text:p>
      <text:p text:style-name="Normal"><text:s text:c="2"/>\label{fig:6:Slot Die Coating}</text:p>
      <text:p text:style-name="Normal">\end{figure}</text:p>
      <text:p text:style-name="Normal"/>
      <text:p text:style-name="Normal"/>
      <text:p text:style-name="Normal">As a final benefit that can be easily overseen, the lateral disposition of the sub-cells makes for a really easy implementation of an n terminal tandem solar cell, which eliminates the need for<text:s/>intracell<text:s/>current and voltage matching,<text:s/>using<text:s/>inexpensive<text:s/>DC/DC converters<text:s/>instead. In vertical stack solar cells, we either need to current match<text:s/>all sub-cells so that we can use only two electrodes, or we need to add semitransparent electrodes<text:s/>in order to make<text:s/>separate<text:s/>electrical terminals for each junction,<text:s/>further<text:s/>increasing<text:s/>optical transparency losses and defect accumulation.<text:s/>RAINBOW modules, on the other hand, can be connected either in series or in parallel, since each of the sub-cells within one RAINBOW cell is voltage<text:s/>and current matched to the<text:s/>same one on the<text:s/>next<text:s/>RAINBOW cell<text:s/><text:span text:style-name="T8">(Figure<text:s/></text:span><text:span text:style-name="T9">x)</text:span>. These<text:s/>connections result in a cell array with<text:s/>n junctions and<text:s/>n+1 cables, which<text:s/>are all connected to n DC/DC converters that match all the different voltages.<text:s/>These are<text:s/>usually<text:s/>needed either way to<text:s/>balance<text:s/>the DC power from solar cell<text:s/>arrays before converting it to AC,<text:s/>to<text:s/>supply<text:s/>it to the grid<text:s/>(mirar si això es veritat).<text:s/></text:p>
      <text:p text:style-name="Normal"/>
      <text:p text:style-name="Normal">\begin{figure}</text:p>
      <text:p text:style-name="Normal">\centering</text:p>
      <text:p text:style-name="Normal"><text:s text:c="2"/>\includegraphics[width=8cm]{6 Rainbow Solar Cells/Figures and Tables/Rainbow Connection Schematics.pdf}</text:p>
      <text:p text:style-name="Normal"><text:s text:c="2"/><text:span text:style-name="T10">\caption{}% Figura esquematitzant una multiconnexió rainbow amb dcdc converters al final on cada cela rainbow esta connectada a la seguent igual del modul seguent.</text:span></text:p>
      <text:p text:style-name="Normal"><text:span text:style-name="T11"><text:s text:c="2"/></text:span>\label{fig:6:Rainbow Circuit}</text:p>
      <text:soft-page-break/>
      <text:p text:style-name="Normal">\end{figure}</text:p>
      <text:p text:style-name="Normal"/>
      <text:p text:style-name="Normal">A benefit of eliminating the need for current matching<text:s/>is that<text:s/>the<text:s/>resulting<text:s/>RAINBOW cell is much less sensitive to spectral changes caused by transient phenomena. That is because<text:s/>when the illumination spectrum changes, even though some<text:s/>sub-cells<text:s/>will underperform, the rest will work normally,<text:s/>since they are<text:s/>electrically isolated from one another. This is opposite to<text:s/>current matched<text:s/>vertically<text:s/>stacked solar cells,<text:s/>where<text:s/>the lowest performing cell will determine the performance of the entire stack<text:s/>(fer figura d'això, o no :’)).</text:p>
      <text:p text:style-name="Normal"/>
      <text:p text:style-name="Normal">Because of all the stated advantages, we believe that the field of RAINBOW solar cells<text:s/>is really promising, especially for the case of solution processed PV,<text:s/>where the combination of recent<text:s/>developments in fields such as multi material slot die deposition, and the rapid advances in<text:s/>perovskites and<text:s/>photovoltaic organic molecule<text:s/>synthesis, can bring this<text:s/>novel technology closer<text:s/>to its<text:s/>full potential. (parlar de new materials in opv like churros)</text:p>
      <text:p text:style-name="Normal"/>
      <text:p text:style-name="Normal"/>
      <text:p text:style-name="Normal">\subsubsection{RAINBOW Case Study}\label{ch:6 Rainbow Solar Cells: Introduction: Rainbow Concept: RAINBOW Case Study}</text:p>
      <text:p text:style-name="Normal"/>
      <text:p text:style-name="Normal">As a practical example to understand the<text:s/>theoretical limitations of these systems in a more quantitative manner, we evaluated<text:s/>the efficiency limit of an ideal<text:s/>3 junction RAINBOW device.<text:s/>In order to do so, we used a<text:s/>python library<text:s/>developped by juanito et al<text:s/><text:span text:style-name="T12">(posar paper del github)</text:span><text:s/>intended to calculate the shockley quiesser<text:s/>limit, which we slightly modified to work with the custom spectra generated by the RAINBOW dispersive element. In order to<text:s/>get a grasp on<text:s/>the<text:s/>efficiency gain<text:s/>of a RAINBOW configuration,<text:s/>we<text:s/>evaluated the<text:s/>efficiency of the<text:s/>horizontal tandem stack,<text:s/>with<text:s/>and without the optical element.<text:s/></text:p>
      <text:p text:style-name="Normal">Assuming<text:s/>a RAINBOW solar cell with an<text:s/>area of 3 square meters, at 1000~W~m\textsuperscript{-2}<text:s/>AM 1.5G,<text:s/>would result on<text:s/>the entire cell<text:s/>being<text:s/>illuminated with<text:s/>3000W,<text:s/>where<text:s/>each equal area sub-cell<text:s/>would<text:s/>receive<text:s/>1000~W, with a spectral power distribution dictated by the solar spectrum curve (figure x).</text:p>
      <text:p text:style-name="Normal"/>
      <text:p text:style-name="Normal">% Figura sun spectrum shining something, i amb els numeros en watts i l'area en algun lloc, evitant les densitats de area a tot arreu excepte a la llum solar. ficar 1000 W a cada metre quadrat i total 3000 W de llum</text:p>
      <text:p text:style-name="Normal"/>
      <text:p text:style-name="Normal"/>
      <text:p text:style-name="Normal"/>
      <text:p text:style-name="Normal"/>
      <text:p text:style-name="Normal">%</text:p>
      <text:p text:style-name="Normal"/>
      <text:p text:style-name="Normal">Before evaluating the two cases, to aid with the quantitative explanation, we divide the incoming light into three, equal power, spectral sections. These three fractions have the<text:s/>exact<text:s/>same power<text:s/>densities,<text:s/>with<text:s/>a<text:s/>"blue fraction" containing the shorter wavelengths (280-565 nm),<text:s/>a<text:s/>"green fraction"<text:s/>with<text:s/>mid wavelengths (565-825~nm),<text:s/>and a "red fraction"<text:s/>containing the longest wavelengths (825-1690~nm). The longest wavelength of each spectral fraction is matched to the band gap of each RAINBOW sub-cell, which will be helpful for the following calculations. The longest wavelengths<text:s/>of the solar spectrum,<text:s/>with energies<text:s/>below $\sim0.7$~eV, are discarded in<text:s/>this example<text:s/>because of the lack of photovoltaic cells operating with a band gap below these energies.</text:p>
      <text:p text:style-name="Normal"/>
      <text:p text:style-name="Normal">\begin{figure}</text:p>
      <text:p text:style-name="Normal">\centering</text:p>
      <text:p text:style-name="Normal"><text:s text:c="2"/>\includegraphics[width=8cm]{6 Rainbow Solar Cells/Figures and Tables/Power Division 3 1000W simple.pdf}</text:p>
      <text:p text:style-name="Normal"><text:s text:c="2"/>\caption{}% Figure of the divided spectrum in three equal powers, maybe write somewhere that P from l1 to l2 = to power from l2 to l3....</text:p>
      <text:p text:style-name="Normal"><text:s text:c="2"/>\label{fig:6:Sun Power Division Simple}</text:p>
      <text:p text:style-name="Normal">\end{figure}</text:p>
      <text:p text:style-name="Normal"/>
      <text:p text:style-name="Normal">First,<text:s/>we consider the case where there is no optical element<text:s/>before the RAINBOW solar cell<text:s/>(figure x), where each sub-cell<text:s/>receives the entire<text:s/>1000~W<text:s/>solar spectrum unmodified,<text:s/>with<text:s/>the three wavelength fractions. In this case we have significant thermalization losses in the lower bandgap sub-cells, and photon absorption losses in the higher band gap ones, mainly because of the mismatch between the illumination spectra and the EQE curve<text:s/>of each sub-cell. T<text:span text:style-name="T13">able x</text:span><text:s/>shows us<text:s/>that the maximum theoretical efficiency of each of the<text:s/>sub-cells<text:s/>is limited by the Shockley Queisser limit<text:s/>for their given band gap,<text:s/>resulting in an average<text:s/>maximum RAINBOW solar cell<text:s/>efficiency<text:s/>of 25.16%<text:s/>without the optical element.<text:s/>As expected,<text:s/>without the optical element,<text:s/>this configuration does not provide<text:s/>any<text:s/>advantage over a single junction solar cell,<text:s/>which could achieve a maximum<text:s/>theoretical<text:s/>efficiency of 33%.</text:p>
      <text:p text:style-name="Normal"/>
      <text:p text:style-name="Normal">\begin{figure}</text:p>
      <text:p text:style-name="Normal">\centering</text:p>
      <text:p text:style-name="Normal"><text:s text:c="2"/>\includegraphics[width=8cm]{6 Rainbow Solar Cells/Figures and Tables/Power Division combined.pdf}</text:p>
      <text:p text:style-name="Normal"><text:s text:c="2"/>\caption{}% Figura rainbow devices amb i sense optical element amb redistribució de photons i sense i els correspondin spectra que rep cada cell. Potser separar en dues figures.</text:p>
      <text:p text:style-name="Normal"><text:s text:c="2"/>\label{fig:6:Sun Power Division combined}</text:p>
      <text:p text:style-name="Normal">\end{figure}</text:p>
      <text:p text:style-name="Normal"/>
      <text:p text:style-name="Normal"/>
      <text:p text:style-name="Normal">%<text:s/>Placing<text:s/>the optical element<text:s/>in front of the RAINBOW cell redistributes the spectrum as exposed in<text:s/><text:span text:style-name="T14">figure</text:span><text:span text:style-name="T15"><text:s/>x</text:span>. This<text:s/>redistribution results in a spectral concentration for each of the wavelength fractions, which are redirected towards the sub-cell<text:s/>with<text:s/>better conversion efficiency in that spectral range.<text:s/>As an example, we can see that all the “blue fraction” of the spectrum which was spread in 3~m\textsuperscript{2}, is now concentrated in 1~m\textsuperscript{2}. However, since the “blue fraction” represents exactly 1/3 of the spectral power, the “blue” sub-cell is still being illuminated by 1000~W in a square meter, effectively at one sun illumination but<text:s/>spectrally concentrated on the optimal wavelength range.<text:s/>This spectral concentration results in the fact that each of the cell's efficiency is risen significantly, resulting in an average<text:s/>maximum theoretical<text:s/>efficiency of 50.87%, double that of the RAINBOW cell without the optical element. This performance is practically equal to that of a vertical stack tandem solar cell with the same gap energies,<text:s/>exactly as one would expect since the<text:s/>basic<text:s/>working principle<text:s/>of the two architectures<text:s/>are the same. When comparing this case with the previous one, we see that redirecting the light results in a significant reduction in both photon absorption losses, where the blue and green cells where not absorbing 2/3ds and 1/3rd of the spectrum respectively, and thermalization losses, where the green and the red cells, having a lower gap energy were wasting the energy of 1/3 and 2/3rds of the incoming photons respectively.</text:p>
      <text:p text:style-name="Normal"/>
      <text:p text:style-name="Normal">% We want to note that, even though we are concentrating the spectrum, by spectrally redistributing the sunlight's energy, we are not introducing any power concentration in this example, since the input energy before the optical element is 3000W in 3 m^2 (1000 W m^-2), and the output energy is equally 3000 W in 3 cells of 1m^1, which result in 3m^2 (1000 W m^-2). Nonetheless, having spectrally concentrated light results in similar benefits as having sun concentration, since each of the cell is effectively seeing an increased irradiance within the wavelength range they can efficiently convert. That is why in table x the Voc values are slightly higher when we place the optical element.</text:p>
      <text:p text:style-name="Normal"/>
      <text:p text:style-name="Normal"/>
      <text:p text:style-name="Normal">\renewcommand{\arraystretch}{1.6}</text:p>
      <text:p text:style-name="Normal"/>
      <text:p text:style-name="Normal">\begin{table}[ht]</text:p>
      <text:p text:style-name="Normal">\centering</text:p>
      <text:p text:style-name="Normal">\begin{tabular}{ |c|c|c|c|c| }</text:p>
      <text:p text:style-name="Normal">\hline</text:p>
      <text:p text:style-name="Normal">Cell &amp; Optical Element &amp; V\textsubscript{oc} (V) &amp; J\textsubscript{sc} (A m\textsuperscript{-2}) &amp; PCE (\%) \\</text:p>
      <text:p text:style-name="Normal">\hline</text:p>
      <text:p text:style-name="Normal">\multirow{2}{*}{\shortstack[l]{Blue Cell \\ $\lambda_g$ = 565~nm}} &amp; No &amp; 1.88 &amp; 107 &amp; 18.7 \\</text:p>
      <text:soft-page-break/>
      <text:p text:style-name="Normal"><text:s text:c="27"/>&amp; Yes &amp; 1.91 &amp; 307 &amp; 54.5 \\</text:p>
      <text:p text:style-name="Normal">\hline</text:p>
      <text:p text:style-name="Normal">\multirow{2}{*}{\shortstack[l]{Green Cell \\ $\lambda_g$ = 825~nm}} &amp; No &amp; 1.23 &amp; 289 &amp; 32.1 \\</text:p>
      <text:p text:style-name="Normal"><text:s text:c="28"/>&amp; Yes &amp; 1.25 &amp; 531 &amp; 59.8 \\</text:p>
      <text:p text:style-name="Normal">\hline</text:p>
      <text:p text:style-name="Normal">\multirow{2}{*}{\shortstack[l]{Red Cell \\ $\lambda_g$ = 1690~nm}} &amp; No &amp; 0.52 &amp; 588 &amp; 24.7 \\</text:p>
      <text:p text:style-name="Normal"><text:s text:c="26"/>&amp; Yes &amp; 0.53 &amp; 892 &amp; 38.3 \\</text:p>
      <text:p text:style-name="Normal">\hline</text:p>
      <text:p text:style-name="Normal">\end{tabular}</text:p>
      <text:p text:style-name="Normal">\caption{Reversible and irreversible change coefficients calculated from the ratio between the initial and final efficiencies (Irreversible Change) after one thermal cycling and the efficiency ratio between the initial and the efficiency at the highest temperature (Reversible Change).}</text:p>
      <text:p text:style-name="Normal">\label{table:6:JV Parameters Rainbow Example}</text:p>
      <text:p text:style-name="Normal">\end{table}</text:p>
      <text:p text:style-name="Normal"/>
      <text:p text:style-name="Normal">\section{Simulations}\label{ch:6 Rainbow Solar Cells: Simulations}</text:p>
      <text:p text:style-name="Normal"/>
      <text:p text:style-name="Normal">% Seeing that the concept is theoretically feasible we wanted to simulate the behaviour of different more realistic devices to come closer to practical applications of the RAINBOW concept. To do so we build a python model that was able to calculate the efficiency of RAINBOW solar cells by splitting the solar spectra into arbitrary parts, and redirect the parts to their corresponding sub-cells. As a first approximation, and inspired by previously tested beam splitting technologies like (posar el nom exacte del dichroic mirror), we simulated RAINBOW systems with only two sub-cells.<text:s/></text:p>
      <text:p text:style-name="Normal"/>
      <text:p text:style-name="Normal">% To simulate the performance of these two sub-cells in a rainbow configuration, we first need to divide the solar spectrum in two parts, a "blue part" containing the higher wavelengths, and a "Red part" containing the lower wavelengths. (Ficar Figura) These spectrum parts will be redirected to each of the two sub-cells, which will be accordingly named "red cell" and "blue cell", as we can see in figure (ficar figura).</text:p>
      <text:p text:style-name="Normal"/>
      <text:p text:style-name="Normal">\begin{figure}</text:p>
      <text:p text:style-name="Normal">\centering</text:p>
      <text:p text:style-name="Normal"><text:s text:c="2"/>\includegraphics[width=8cm]{6 Rainbow Solar Cells/Figures and Tables/Concept Rainbow Simulations Final.pdf}</text:p>
      <text:soft-page-break/>
      <text:p text:style-name="Normal"><text:s text:c="2"/>\caption{}% Figure schematic view of the simulations with two cells in mingle position diagonally opposing and the solar spectrum divided by the dividing wavelength and arrows going to each solar cell. A small arrow head that indicates that the dividing wavelength sweeps.</text:p>
      <text:p text:style-name="Normal"><text:s text:c="2"/>\label{fig:6:Simulations Concept}</text:p>
      <text:p text:style-name="Normal">\end{figure}</text:p>
      <text:p text:style-name="Normal"/>
      <text:p text:style-name="Normal"/>
      <text:p text:style-name="Normal">% The overall performance of the RAINBOW cell will greatly depend on how do we divide the solar spectrum, that is why one of the main objects of study within these simulations and the subsequent experiments will be the wavelength at which we divide the solar spectrum, i.e. the dividing wavelength. In order to study the performance of RAINBOW solar cells, we will sweep this dividing wavelength along the solar spectrum, changing the size of the "blue part" and the "red part" of the spectrum systematically, to evaluate its optimal value in various systems. This procedure will be conveniently called a (dividing) wavelength sweep.</text:p>
      <text:p text:style-name="Normal"/>
      <text:p text:style-name="Normal">% A really easy way to visualize this measuring procedure is to imagine that in the (posar el nom exacte del dichroic mirror) technique we could scan through all the possible cutting wavelengths of the dichroic mirror in a systematic way, while measuring the performance of each of the two sub-cells at each cutting wavelength.</text:p>
      <text:p text:style-name="Normal"/>
      <text:p text:style-name="Normal">% One might be tempted to trivialize the optimal location of the dividing wavelength, since for ideal solar cells it lies usually just below the band gap of the highest $E_g$ cell. However as we will see in the following simulations, this is not always the case, especially when dealing with unequal and irregular EQE curves.</text:p>
      <text:p text:style-name="Normal"/>
      <text:p text:style-name="Normal">% With a system to systematically divide the solar spectrum in two parts, we need a way to calculate the efficiency of each sub-cell when exposed to different illumination conditions, not only different power, but different lighting spectral distributions. Since we are changing the illumination conditions, not only power-wise but also spectrally speaking, we can no longer rely on JV curves taken under 1 sun illumination. Lacking the equipment to perform specific illumination measurements we need to take an alternative approach.</text:p>
      <text:p text:style-name="Normal"/>
      <text:p text:style-name="Normal">% As a first approximation, the efficiency can be calculated through the Jsc, which can be obtained by integrating the product of the EQE and solar spectrum curves (according to equation x). These calculation is really useful for us, since by changing the solar spectrum in the equation for the "red part" or the "blue part" spectrum at each dividing wavelength, and multiplying it with the EQE curve of each sub-unit, we can calculate their Jsc at every dividing wavelength (equation 2). For this first approximation, we chose to leave the Voc and the FF constant for every dividing wavelength, taking them out of previous measurements at 1 sun illumination.<text:s/></text:p>
      <text:p text:style-name="Normal"/>
      <text:soft-page-break/>
      <text:p text:style-name="Normal">% Ficar equation de com calcular la efficiency normal i equation 2 de com calcular la efficiency amb el nou spectrum de la dividing wavelength.</text:p>
      <text:p text:style-name="Normal"/>
      <text:p text:style-name="Normal">% This calculation will yield a partial efficiency for each of the sub-cells, which takes into account the total input power of the solar spectrum. Note that this efficiency will always be &lt;= than the total efficiency of the RAINBOW cell, because instead of averaging the efficiencies we are adding the partial contribution of each sub-cell, similarly to what they do in other beam splitting technologies. Since we do not need to deal with current or voltage matching, these partial efficiencies can be simply added to form a combined efficiency which represents the total efficiency of the RAINBOW cell (equation 3). This combined efficiency can then be evaluated against the best of the RAINBOW sub-cells to obtain what is called the Increase over Best Cell or IoBC. This parameter allows us to quickly evaluate how much better a tandem is compared to the best sub-cell, which gives us information about the efficiency gain of the tandem configuration vs a single junction device.</text:p>
      <text:p text:style-name="Normal"/>
      <text:p text:style-name="P16">% Posar equation de la combined efficiency i demostrar que es pot combinar perque en total el red i el blue spectra sumats donen l'espectre solar.</text:p>
      <text:p text:style-name="P17"/>
      <text:p text:style-name="Normal">% The main advantage of this python model is that it allows us to quickly evaluate the combined performance of two different solar cells in a RAINBOW configuration with just their JV and EQE curves.</text:p>
      <text:p text:style-name="Normal"/>
      <text:p text:style-name="Normal">\subsection{Ideal EQE curves}\label{ch:6 Rainbow Solar Cells: Simulations: Ideal EQE curves}</text:p>
      <text:p text:style-name="Normal"/>
      <text:p text:style-name="Normal">% Before evaluating real systems, we wanted to get an intuitive knowledge about the basic behaviours of RAINBOW solar cells. For this we created a series of idealized EQE curves with a top hat shape and sigmoid edges, that have variable widths and heights. From these EQE curves we calculated the JV parameters by using the sun's spectrum, the equations stated in the paper x for the Voc, and assumed a constand FF of x. These JV parameters, along with the EQE curves were fed to the python model to evaluate the RAINBOW performance of every possible combination, and then we browsed through the results discarding the vast majority and keeping the cases that provided relevant insight on the working principles of RAINBOW solar cells.</text:p>
      <text:p text:style-name="Normal"/>
      <text:p text:style-name="Normal">% As we expected, the main factors affecting the RAINBOW performance are \textbf{Competition} and \textbf{Complementation}. These factors are made apparent when the EQE curves of the two RAINBOW sub-cells are superimposed. All the area that is shared between the two EQE curves corresponds to a spectral region where the two sub-cells compete for the same photons to produce energy. On the other hand, in the area where the two sub-cells do not overlap, they are complementing their absorption. We can infer that competition will hinder overall RAINBOW performance, while complementation will enhance it.</text:p>
      <text:p text:style-name="Normal"/>
      <text:soft-page-break/>
      <text:p text:style-name="Normal">% We want to discuss some of the most relevant cases that give us an intuitive sense about the parameters that ultimately define RAINBOW performance and their relative importance. To do so we begin by the trivial case where the red and blue sub-cells have exactly equal EQE curves. In this case (figure x) we see that as we shift the dividing wavelength, even though the partial efficiencies of each sub-cell change, the combined efficiency stays constant, resulting in a 0\% IoBC. This makes total sense, since each sub-unit has the same $E_g$ and equal EQE curves they are competing for the same light, hence they both absorb the same amount of photons in the same spectral range and have equal thermalization losses.</text:p>
      <text:p text:style-name="Normal"/>
      <text:p text:style-name="Normal">\begin{figure}</text:p>
      <text:p text:style-name="Normal">\centering</text:p>
      <text:p text:style-name="Normal"><text:s text:c="2"/>\includegraphics[width=8cm]{6 Rainbow Solar Cells/Figures and Tables/Equal Curves Merged Graph.pdf}</text:p>
      <text:p text:style-name="Normal"><text:s text:c="2"/>\caption{}% Figura equal EQE Case</text:p>
      <text:p text:style-name="Normal"><text:s text:c="2"/>\label{fig:6:Simulations Equal EQE Case}</text:p>
      <text:p text:style-name="Normal">\end{figure}</text:p>
      <text:p text:style-name="Normal"/>
      <text:p text:style-name="Normal"/>
      <text:p text:style-name="Normal">% The next case, dubbed "Overshadowing", shows a combination where the red cell completely outperforms the blue cell. In this case the combined efficiency never rises above the efficiency of the red cell, resulting in a 0\% IoBC. That is because the blue cell's lower thermalization losses cannot compensate its low EQE values, which result in poorer power conversion efficiencies. That is why any photon we take from the red cell to illuminate the blue cell will result in a lower combined efficiency.</text:p>
      <text:p text:style-name="Normal"/>
      <text:p text:style-name="Normal">\begin{figure}</text:p>
      <text:p text:style-name="Normal">\centering</text:p>
      <text:p text:style-name="Normal"><text:s text:c="2"/>\includegraphics[width=8cm]{6 Rainbow Solar Cells/Figures and Tables/Multi Graph Overshadow and compensated.pdf}</text:p>
      <text:p text:style-name="Normal"><text:s text:c="2"/>\caption{}% Figure Overshadowing and overshadowing but less</text:p>
      <text:p text:style-name="Normal"><text:s text:c="2"/>\label{fig:6:Simulations Overshadow}</text:p>
      <text:p text:style-name="Normal">\end{figure}</text:p>
      <text:p text:style-name="Normal"/>
      <text:p text:style-name="Normal"/>
      <text:p text:style-name="Normal">% A variant of this case is the one seen in figure x (right), where the lower thermalization losses of the blue cell compensate it's lower EQE values, resulting in a positive but moderate IoBC of x\%.</text:p>
      <text:p text:style-name="Normal"/>
      <text:soft-page-break/>
      <text:p text:style-name="Normal">% The second case,"complementary competition", is closer to the ideal combination, where both sub-cells have equal EQE values, but the red cell has a much wider absorption spectrum, having a lower $E_g$. In this scenario, the two sub-cells are competing in the upper range of the spectrum, while complementing each other on the lower range. On the spectral region where they overlap, the blue cell will be able to more efficiently convert light energy, having lower thermalization losses and equal EQE values. The lower part of the spectra will be efficiently converted by the red cell, since the blue cell is incapable of absorbing those photons that are below it's band gap, resulting in an IoBC of x \%.</text:p>
      <text:p text:style-name="Normal"/>
      <text:p text:style-name="Normal">\begin{figure}</text:p>
      <text:p text:style-name="Normal">\centering</text:p>
      <text:p text:style-name="Normal"><text:s text:c="2"/>\includegraphics[width=8cm]{6 Rainbow Solar Cells/Figures and Tables/Multi Graph Side and Photon.pdf}</text:p>
      <text:p text:style-name="Normal"><text:s text:c="2"/>\caption{}% Figure Side companion and photon scavenger</text:p>
      <text:p text:style-name="Normal"><text:s text:c="2"/>\label{fig:6:Simulations Side and Photon}</text:p>
      <text:p text:style-name="Normal">\end{figure}</text:p>
      <text:p text:style-name="Normal"/>
      <text:p text:style-name="Normal"/>
      <text:p text:style-name="Normal">% A variation of this case, dubbed "photon scavenger", is the one where the red cell has EQE values that are lower than the blue cell. In this case, since the blue cell cannot absorb photons below its band gap, even if the red cell has significantly lower EQE values, the IoBC will always be greater than zero because the red cell is "scavenging" the photons that the blue cell cannot make use of.<text:s/></text:p>
      <text:p text:style-name="Normal"/>
      <text:p text:style-name="Normal">% Finally, the ideal case, or the "perfect couple", is the one where the EQE from the red and blue cells do not overlap in any part of the spectrum. This case is really similar to the second one, but in this one there is no competition between the two sub-cells, which results in a greater IoBC of x%. We want to note that even though the IoBC is greater for this case, the maximum theoretical efficiency is equal (igual no pero diria que si) for the two cases. However, since achieving high absorption values along the entire spectrum is difficult, especially in OPV, we considered this case to be relevant enough to treat it separately.</text:p>
      <text:p text:style-name="Normal"/>
      <text:p text:style-name="Normal">\begin{figure}</text:p>
      <text:p text:style-name="Normal">\centering</text:p>
      <text:p text:style-name="Normal"><text:s text:c="2"/>\includegraphics[width=8cm]{6 Rainbow Solar Cells/Figures and Tables/Merged Graph Perfect Couple.pdf}</text:p>
      <text:p text:style-name="Normal"><text:s text:c="2"/>\caption{}% Figure ideal case</text:p>
      <text:p text:style-name="Normal"><text:s text:c="2"/>\label{fig:6:Simulations Perfect Couple}</text:p>
      <text:p text:style-name="Normal">\end{figure}</text:p>
      <text:p text:style-name="Normal"/>
      <text:p text:style-name="Normal"/>
      <text:p text:style-name="Normal">% As a side curiosity, if we have a RAINBOW system with a positive IoBC and we shine the wrong part of the spectrum to each sub-cell, the resulting graph will look like the one in figure x, where the combined efficiency goes below that of the lowest performing cell. This is a clear indication that we have swapped the sub-cell's order, and that the system is actually a good RAINBOW combination.</text:p>
      <text:p text:style-name="Normal"/>
      <text:p text:style-name="Normal"/>
      <text:p text:style-name="Normal">\subsection{Photoactive Materials}\label{ch:6 Rainbow Solar Cells: Materials and methods: Photoactive Materials}</text:p>
      <text:p text:style-name="Normal"/>
      <text:p text:style-name="Normal">% As a result of our simulations we concluded that we needed to combine materials with <text:s/>highly complementary EQE curves, and with not too dissimilar efficiencies. Besides, we required low voltage losses materials with high efficiencies, since any low performance RAINBOW can be easily surpassed by high efficiency single junction materials. Being an OPV oriented group, we limited ourselves to organic photoactive blends, and with all that in mind, we browsed the literature in search for material candidates for both the red cell and the blue cell.<text:s/></text:p>
      <text:p text:style-name="Normal"/>
      <text:p text:style-name="Normal">% Taula amb tots els materials (Està al'annex!!!)</text:p>
      <text:p text:style-name="Normal"/>
      <text:p text:style-name="Normal">% As we can see in table x, we found several candidates for either cell, having many more studied options for the red cell thanks to the recent development of low band gap materials. For the case of the blue cell, even if we found several candidates, they were not as thoroughly studied, and most of them had been chemically synthesised by the same group that published the results.</text:p>
      <text:p text:style-name="Normal"/>
      <text:p text:style-name="Normal">% Figure amb les formes quimiques i absorptions o potser ficarho al materials and methods amb els altres materials?</text:p>
      <text:p text:style-name="Normal"/>
      <text:p text:style-name="Normal">% At this point of the thesis we contacted our colleague, Koen Vandewal at Hasselt University, who has a wide experience with various OPV materials, and he offered us the possibility of doing a research internship to manufacture several devices with photoactive materials from our list. The candidate materials were PM6:IO-4Cl, PM6:Y6 and PTB7-Th:COTIC-4F, with bandgaps somewhat spread throughout the spectrum in order to be able to make several RAINBOW combinations. These materials were really interesting because, even though they have not yet been thoroughly studied, they have high reported efficienties in the literature. With that knowledge I went to Hasselt University under the supervision of Koen Vandewal to fabricate single junction devices based on these active layer blends.</text:p>
      <text:p text:style-name="Normal"/>
      <text:soft-page-break/>
      <text:p text:style-name="Normal">% The manufacturing procedure was mainly based on spin coating, using smaller square substrates with a specific ITO front electrode pattern which were thoroughly cleaned and ozone treated to improve wettability. On top of the ITO layer we statically deposited 100~ul of sol-gel ZnO solution which after drying was immediately annealed for 10~min at 180ºC to form a solid ZnO ETL. After this step, the substrates were placed inside the glovebox for the active layer deposition. This step was crucial to prevent oxygen and moisture driven degradation on the sensitive photoactive materials. The active layers were dynamically deposited via spin coating with 60~ul droplets at various angular velocities to manufacture a range of thicknesses. After cleaning the edges for electrode contacting, the substrates were placed inside a vacuum chamber where 10 nm of MoO3 and 120~nm of Ag were thermally evaporated, to serve as the HTL and the back electrode. After that, the samples were encapsulated with UV curable epoxy resin and glass coverslides, and in the case of PM6:IO-4Cl based devices they were thermally annealed to recrystallize the structure.</text:p>
      <text:p text:style-name="Normal"/>
      <text:p text:style-name="Normal">\begin{figure}</text:p>
      <text:p text:style-name="Normal">\centering</text:p>
      <text:p text:style-name="Normal"><text:s text:c="2"/>\includegraphics[width=8cm]{6 Rainbow Solar Cells/Figures and Tables/Full Hasselt Report EQE JV.pdf}</text:p>
      <text:p text:style-name="Normal"><text:s text:c="2"/>\caption{}% JV parameters Figure with EQE curves vs thickness</text:p>
      <text:p text:style-name="Normal"><text:s text:c="2"/>\label{fig:6:Full Hasselt Report}</text:p>
      <text:p text:style-name="Normal">\end{figure}</text:p>
      <text:p text:style-name="Normal"/>
      <text:p text:style-name="Normal">\begin{figure}</text:p>
      <text:p text:style-name="Normal">\centering</text:p>
      <text:p text:style-name="Normal"><text:s text:c="2"/>\includegraphics[width=8cm]{6 Rainbow Solar Cells/Figures and Tables/Full Hasselt Report EQE JV.pdf}</text:p>
      <text:p text:style-name="Normal"><text:s text:c="2"/>\caption{}% Clear case of overshadowing</text:p>
      <text:p text:style-name="Normal"><text:s text:c="2"/>\label{fig:6:IO-4Cl Y6}</text:p>
      <text:p text:style-name="Normal">\end{figure}</text:p>
      <text:p text:style-name="Normal"/>
      <text:p text:style-name="Normal">\begin{figure}</text:p>
      <text:p text:style-name="Normal">\centering</text:p>
      <text:p text:style-name="Normal"><text:s text:c="2"/>\includegraphics[width=8cm]{6 Rainbow Solar Cells/Figures and Tables/Full Hasselt Report EQE JV.pdf}</text:p>
      <text:p text:style-name="Normal"><text:s text:c="2"/>\caption{}% Photon scavenging</text:p>
      <text:p text:style-name="Normal"><text:s text:c="2"/>\label{fig:6:Y6 COTIC}</text:p>
      <text:p text:style-name="Normal">\end{figure}</text:p>
      <text:p text:style-name="Normal"/>
      <text:p text:style-name="Normal">\begin{figure}</text:p>
      <text:p text:style-name="Normal">\centering</text:p>
      <text:p text:style-name="Normal"><text:s text:c="2"/>\includegraphics[width=8cm]{6 Rainbow Solar Cells/Figures and Tables/Full Hasselt Report EQE JV.pdf}</text:p>
      <text:p text:style-name="Normal"><text:s text:c="2"/>\caption{}% Perfect couple-side companions</text:p>
      <text:p text:style-name="Normal"><text:s text:c="2"/>\label{fig:6:IO-4Cl COTIC}</text:p>
      <text:p text:style-name="Normal">\end{figure}</text:p>
      <text:p text:style-name="Normal"/>
      <text:p text:style-name="Normal"/>
      <text:p text:style-name="Normal"/>
      <text:p text:style-name="Normal">\section{Conclusions}\label{ch:6 Rainbow Solar Cells: Conclusions}</text:p>
      <text:p text:style-name="Normal"/>
      <text:p text:style-name="Normal">% In this chapter we have evaluated the feasibility of a new concept that we named RAINBOW solar cells. This concept consists in spectrally splitting an incoming light beam into its color components, and use this laterally separated light to illuminate a horizontal solar cell tandem stack. This stack consists in multiple semiconducting junctions, with a range of band gaps, laid out so that the incoming wavelength range closely matches the band gap of the semiconductor in that particular position. This solar cell architecture minimizes the amount of unabsorbed photons below the band gap, and reduces thermalization losses associated to high energy photon absorption.<text:s/></text:p>
      <text:p text:style-name="Normal"/>
      <text:p text:style-name="Normal">% This concept is significantly better than other similar alternatives in that: it has a flat form factor, making it scalable with the number of junctions and easier to assembly; it is highly compatible with roll to roll technologies, using techniques that have already been thoroughly studied specially in the world of organic semiconductors; it eliminates stacking defect accumulation, very typical in solution processed tandem stacks; and finally, it allows for an easy implementation of n terminal configuration bypassing the need for current matching without using complicated semitransparent interelectrodes.</text:p>
      <text:p text:style-name="Normal"/>
      <text:p text:style-name="Normal">% To evaluate the possible performance gains of such technology as well as to determine the most suitable materials, we have created a python model that simulates the behaviour of two junction RAINBOW solar cells while evaluating its performance under different dividing wavelengths. This simulation provided us with insight on the general rules for material selection, as well as several ilustrative examples that encompass most of the possible RAINBOW scenarios for two junction combinations.</text:p>
      <text:p text:style-name="Normal"/>
      <text:p text:style-name="Normal">% Finally we selected 3 active layer blends, PM6:IO-4Cl, PM6:Y6 and PTB7-Th:COTIC-4F, with bandgaps that covered a wide range of the solar spectrum, and manufactured various solar cells in<text:s/><text:soft-page-break/>order to evaluate their performance in a RAINBOW configuration. From the JV and EQE measurements we concluded that both the combination between PM6:Y6 and PTB7-Th:COTIC-4F, and the combination of PM6:IO-4Cl and PTB7-Th:COTIC-4F would result in higher performing RAINBOW solar cells with an x% IoBC and a y% IoBC for each respective blend.</text:p>
      <text:p text:style-name="Normal"/>
      <text:p text:style-name="Normal"/>
      <text:p text:style-name="P18">\bappendix</text:p>
      <text:p text:style-name="P19"/>
      <text:p text:style-name="P20">% Feer mini explicació i ficarho en una secció</text:p>
      <text:p text:style-name="P21"/>
      <text:p text:style-name="Normal">\renewcommand{\arraystretch}{1.6}</text:p>
      <text:p text:style-name="Normal"/>
      <text:p text:style-name="Normal">\begin{table}[ht]</text:p>
      <text:p text:style-name="Normal">\centering</text:p>
      <text:p text:style-name="Normal">\begin{tabular}{ |c|c|c|c|c|c| }</text:p>
      <text:p text:style-name="Normal">\hline</text:p>
      <text:p text:style-name="Normal">Blend Name &amp; Voc (V) &amp; PCE\textsubscript{max} (\%) &amp; E\textsubscript{loss} (eV) &amp; ~Bgap (nm) &amp; Provider\\</text:p>
      <text:p text:style-name="Normal">\hline</text:p>
      <text:p text:style-name="Normal">PTB7-Th:IEICO4F<text:tab/>[2] &amp; 0.72 &amp; 11.13 &amp; 0.36 &amp; 950 &amp; Solarmer\\</text:p>
      <text:p text:style-name="Normal">PM6:TPT10 (BDT-1 16\%)<text:tab/>[3] &amp; 0.9 &amp; 16.26 &amp; - &amp; 870 &amp; Solarmer\\</text:p>
      <text:p text:style-name="Normal">PBDB-TF:BTP-eC9 [4] &amp; 0.83 &amp; 17.8 &amp; 0.55 &amp; 890 &amp; 1-Material\\</text:p>
      <text:p text:style-name="Normal">PTB7-Th:COi8DFIC [5]&amp; 0.69 &amp; 13.8 &amp; - &amp; 970 &amp; 1-Material\\</text:p>
      <text:p text:style-name="Normal">PTB7-Th:BT-CIC* [6]&amp; 0.7 &amp; 11.2 &amp; - &amp; 900 &amp; \shortstack[l]{1-Material\\Merk}\\</text:p>
      <text:p text:style-name="Normal">PTB7-Th:IHIC* [7]&amp; 0.75 &amp; 9.41 &amp; - &amp; 870 &amp; 1-Material\\</text:p>
      <text:p text:style-name="Normal">PTB7-Th:FOIC* [8]&amp; 0.72 &amp; 12.1 &amp; - &amp; 900 &amp; 1-Material\\</text:p>
      <text:p text:style-name="Normal">PTB7-Th:3TT-FIC [9]&amp; 0.662 &amp; 12.21 &amp; - &amp; 925 &amp; 1-Material\\</text:p>
      <text:p text:style-name="Normal">PTB7-Th:CTIC-4F [12]&amp; 0.7 &amp; 10.5 &amp; - &amp; 900 &amp; 1-Material\\</text:p>
      <text:p text:style-name="Normal">PTB7-Th:COTIC-4F [12]&amp; 0.57 &amp; 7.3 &amp; - &amp; 1050 &amp; 1-Material\\</text:p>
      <text:p text:style-name="Normal"/>
      <text:p text:style-name="Normal">\hline</text:p>
      <text:p text:style-name="Normal">\end{tabular}</text:p>
      <text:p text:style-name="Normal">\caption{Low Bgap low voc loss}</text:p>
      <text:soft-page-break/>
      <text:p text:style-name="Normal">\label{table:6:Low Bgap Materials}</text:p>
      <text:p text:style-name="Normal">\end{table}</text:p>
      <text:p text:style-name="Normal"/>
      <text:p text:style-name="Normal">\begin{table}[ht]</text:p>
      <text:p text:style-name="Normal">\centering</text:p>
      <text:p text:style-name="Normal">\begin{tabular}{ |c|c|c|c|c|c| }</text:p>
      <text:p text:style-name="Normal">\hline</text:p>
      <text:p text:style-name="Normal">Blend Name &amp; Voc (V) &amp; PCE\textsubscript{max} (\%) &amp; E\textsubscript{loss} (eV) &amp; ~Bgap (nm) &amp; Provider\\</text:p>
      <text:p text:style-name="Normal">\hline</text:p>
      <text:p text:style-name="Normal">PBDT-TDZ:ITIC[1] &amp; 1.01 &amp; 11.72 &amp; 0.6 &amp; 750 &amp; Solarmer\\<text:tab/>PBDTS-TDZ:ITIC[1] &amp; 1.1 &amp; 12.8 &amp; 0.48 &amp; 750 &amp; \shortstack[l]{Solarmer\\Merk}\\</text:p>
      <text:p text:style-name="Normal">PBDB-T:ITCC[2] &amp; 0.98 &amp; 11.28 &amp; 0.665 &amp; 720 &amp; Solarmer\\</text:p>
      <text:p text:style-name="Normal">J61:BTA3[10] &amp; 1.15 &amp; 8.25 &amp; 0.6 &amp; 700 &amp; 1-Material\\</text:p>
      <text:p text:style-name="Normal">PTZ1:PMI-F-PMI[11] &amp; 1.3 &amp; 6 &amp; - &amp; 620 &amp; 1-Material\\</text:p>
      <text:p text:style-name="Normal">P3TEA:SMA SF-PDI2[13] &amp; 1.11 &amp; 9.5 &amp; 0.6 &amp; 720 &amp; 1-Material\\</text:p>
      <text:p text:style-name="Normal">P3TEA:FTTB-PDI4[14] &amp; 1.13 &amp; 10.37 &amp; 0.53 &amp; 710 &amp; None\\</text:p>
      <text:p text:style-name="Normal">\hline</text:p>
      <text:p text:style-name="Normal">\end{tabular}</text:p>
      <text:p text:style-name="Normal">\caption{High Bgap low voc loss}</text:p>
      <text:p text:style-name="Normal">\label{table:6:High Bgap Materials}</text:p>
      <text:p text:style-name="Normal">\end{table}</text:p>
      <text:p text:style-name="Normal"/>
      <text:p text:style-name="Normal">\section{Test 1}</text:p>
      <text:p text:style-name="Normal">\section{test 2}</text:p>
      <text:p text:style-name="Normal">\eappendix</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Textodeglobo" style:display-name="Texto de globo"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TextodegloboCar" style:display-name="Texto de globo Car" style:family="text" style:parent-style-name="Fuentedepárrafopredeter.">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anopto</meta:initial-creator>
    <dc:creator>Nanopto</dc:creator>
    <meta:creation-date>2022-03-08T09:33:00Z</meta:creation-date>
    <dc:date>2022-03-08T15:16:00Z</dc:date>
    <meta:template xlink:href="Normal.dotm" xlink:type="simple"/>
    <meta:editing-cycles>7</meta:editing-cycles>
    <meta:editing-duration>PT10740S</meta:editing-duration>
    <meta:document-statistic meta:page-count="20" meta:paragraph-count="99" meta:word-count="7447" meta:character-count="49799" meta:row-count="353" meta:non-whitespace-character-count="42451"/>
  </office:meta>
</office:document-meta>
</file>